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rua">
            <text:p>rua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Coordenadas">
            <text:p>Coordenadas</text:p>
          </table:table-cell>
          <table:table-cell table:style-name="pd1" office:value-type="string" office:string-value="Distancia">
            <text:p>Distancia</text:p>
          </table:table-cell>
        </table:table-row>
        <table:table-row>
          <table:table-cell office:value-type="string" office:string-value="Pinacoteca do Estado de São Paulo">
            <text:p>Pinacoteca do Estado de São Paulo</text:p>
          </table:table-cell>
          <table:table-cell office:value-type="string" office:string-value="xxx">
            <text:p>xxx</text:p>
          </table:table-cell>
          <table:table-cell office:value-type="string" office:string-value="(-23.53427405, -46.63391571835221)">
            <text:p>(-23.53427405, -46.63391571835221)</text:p>
          </table:table-cell>
          <table:table-cell office:value-type="float" office:value="0.17771121403987988">
            <text:p>0.17771121403987988</text:p>
          </table:table-cell>
        </table:table-row>
        <table:table-row>
          <table:table-cell office:value-type="string" office:string-value="Museu da Energia de São Paulo">
            <text:p>Museu da Energia de São Paulo</text:p>
          </table:table-cell>
          <table:table-cell office:value-type="string" office:string-value="xxx">
            <text:p>xxx</text:p>
          </table:table-cell>
          <table:table-cell office:value-type="string" office:string-value="(-23.53045925, -46.643438395528584)">
            <text:p>(-23.53045925, -46.643438395528584)</text:p>
          </table:table-cell>
          <table:table-cell office:value-type="float" office:value="0.9703943955602473">
            <text:p>0.9703943955602473</text:p>
          </table:table-cell>
        </table:table-row>
        <table:table-row>
          <table:table-cell office:value-type="string" office:string-value="Museu da Imigração do Estado de São Paulo">
            <text:p>Museu da Imigração do Estado de São Paulo</text:p>
          </table:table-cell>
          <table:table-cell office:value-type="string" office:string-value="xxx">
            <text:p>xxx</text:p>
          </table:table-cell>
          <table:table-cell office:value-type="string" office:string-value="(-23.5495948, -46.61275408843736)">
            <text:p>(-23.5495948, -46.61275408843736)</text:p>
          </table:table-cell>
          <table:table-cell office:value-type="float" office:value="2.8129629384330963">
            <text:p>2.8129629384330963</text:p>
          </table:table-cell>
        </table:table-row>
        <table:table-row>
          <table:table-cell office:value-type="string" office:string-value="Museu do Futebol">
            <text:p>Museu do Futebol</text:p>
          </table:table-cell>
          <table:table-cell office:value-type="string" office:string-value="xxx">
            <text:p>xxx</text:p>
          </table:table-cell>
          <table:table-cell office:value-type="string" office:string-value="(-23.5473784, -46.6654746)">
            <text:p>(-23.5473784, -46.6654746)</text:p>
          </table:table-cell>
          <table:table-cell office:value-type="float" office:value="3.3581652170633842">
            <text:p>3.3581652170633842</text:p>
          </table:table-cell>
        </table:table-row>
        <table:table-row>
          <table:table-cell office:value-type="string" office:string-value="Museu de Arte de São Paulo Assis Chateaubriand ">
            <text:p>Museu de Arte de São Paulo Assis Chateaubriand </text:p>
          </table:table-cell>
          <table:table-cell office:value-type="string" office:string-value="xxx">
            <text:p>xxx</text:p>
          </table:table-cell>
          <table:table-cell office:value-type="string" office:string-value="(-23.56150875, -46.65596048644724)">
            <text:p>(-23.56150875, -46.65596048644724)</text:p>
          </table:table-cell>
          <table:table-cell office:value-type="float" office:value="3.59863893834797">
            <text:p>3.59863893834797</text:p>
          </table:table-cell>
        </table:table-row>
        <table:table-row>
          <table:table-cell office:value-type="string" office:string-value="Museu da Imagem e do Som de São Paulo ">
            <text:p>Museu da Imagem e do Som de São Paulo </text:p>
          </table:table-cell>
          <table:table-cell office:value-type="string" office:string-value="xxx">
            <text:p>xxx</text:p>
          </table:table-cell>
          <table:table-cell office:value-type="string" office:string-value="(-23.57270795, -46.67611828334683)">
            <text:p>(-23.57270795, -46.67611828334683)</text:p>
          </table:table-cell>
          <table:table-cell office:value-type="float" office:value="5.883632434694143">
            <text:p>5.883632434694143</text:p>
          </table:table-cell>
        </table:table-row>
        <table:table-row>
          <table:table-cell office:value-type="string" office:string-value="Museu Afro Brasil">
            <text:p>Museu Afro Brasil</text:p>
          </table:table-cell>
          <table:table-cell office:value-type="string" office:string-value="xxx">
            <text:p>xxx</text:p>
          </table:table-cell>
          <table:table-cell office:value-type="string" office:string-value="(-23.58389455, -46.65919333915626)">
            <text:p>(-23.58389455, -46.65919333915626)</text:p>
          </table:table-cell>
          <table:table-cell office:value-type="float" office:value="5.923001812760998">
            <text:p>5.923001812760998</text:p>
          </table:table-cell>
        </table:table-row>
        <table:table-row>
          <table:table-cell office:value-type="string" office:string-value="Museu do Ipiranga">
            <text:p>Museu do Ipiranga</text:p>
          </table:table-cell>
          <table:table-cell office:value-type="string" office:string-value="Museu de Zoologia da Universidade de São Paulo ">
            <text:p>Museu de Zoologia da Universidade de São Paulo </text:p>
          </table:table-cell>
          <table:table-cell office:value-type="string" office:string-value="(-23.58558145, -46.609715690681526)">
            <text:p>(-23.58558145, -46.609715690681526)</text:p>
          </table:table-cell>
          <table:table-cell office:value-type="float" office:value="6.172773649810372">
            <text:p>6.172773649810372</text:p>
          </table:table-cell>
        </table:table-row>
        <table:table-row>
          <table:table-cell office:value-type="string" office:string-value="Museu de Arte Moderna de São Paulo ">
            <text:p>Museu de Arte Moderna de São Paulo </text:p>
          </table:table-cell>
          <table:table-cell office:value-type="string" office:string-value="xxx">
            <text:p>xxx</text:p>
          </table:table-cell>
          <table:table-cell office:value-type="string" office:string-value="(-23.5880162, -46.655484)">
            <text:p>(-23.5880162, -46.655484)</text:p>
          </table:table-cell>
          <table:table-cell office:value-type="float" office:value="6.20682475891093">
            <text:p>6.20682475891093</text:p>
          </table:table-cell>
        </table:table-row>
        <table:table-row>
          <table:table-cell office:value-type="string" office:string-value="Museu da Casa Brasileira">
            <text:p>Museu da Casa Brasileira</text:p>
          </table:table-cell>
          <table:table-cell office:value-type="string" office:string-value="xxx">
            <text:p>xxx</text:p>
          </table:table-cell>
          <table:table-cell office:value-type="string" office:string-value="(-23.579963499999998, -46.68444794948186)">
            <text:p>(-23.579963499999998, -46.68444794948186)</text:p>
          </table:table-cell>
          <table:table-cell office:value-type="float" office:value="7.053167135215793">
            <text:p>7.053167135215793</text:p>
          </table:table-cell>
        </table:table-row>
        <table:table-row>
          <table:table-cell office:value-type="string" office:string-value="Museu de Arte Contemporânea da Universidade de São Paulo">
            <text:p>Museu de Arte Contemporânea da Universidade de São Paulo</text:p>
          </table:table-cell>
          <table:table-cell office:value-type="string" office:string-value="xxx">
            <text:p>xxx</text:p>
          </table:table-cell>
          <table:table-cell office:value-type="string" office:string-value="(-23.5597692, -46.7220744)">
            <text:p>(-23.5597692, -46.7220744)</text:p>
          </table:table-cell>
          <table:table-cell office:value-type="float" office:value="9.261938896137252">
            <text:p>9.261938896137252</text:p>
          </table:table-cell>
        </table:table-row>
        <table:table-row>
          <table:table-cell office:value-type="string" office:string-value="R. do Lago 562 - Butantã, São Paulo – SP">
            <text:p>R. do Lago 562 - Butantã, São Paulo – SP</text:p>
          </table:table-cell>
          <table:table-cell office:value-type="string" office:string-value="Museu de Geociências do Instituto de Geociências da Universidade de São Paulo ">
            <text:p>Museu de Geociências do Instituto de Geociências da Universidade de São Paulo </text:p>
          </table:table-cell>
          <table:table-cell office:value-type="string" office:string-value="(-23.5620094, -46.7274438)">
            <text:p>(-23.5620094, -46.7274438)</text:p>
          </table:table-cell>
          <table:table-cell office:value-type="float" office:value="9.859162872138677">
            <text:p>9.859162872138677</text:p>
          </table:table-cell>
        </table:table-row>
        <table:table-row>
          <table:table-cell office:value-type="string" office:string-value="Av. Almeida Prado 1466 - Butantã, São Paulo - SP">
            <text:p>Av. Almeida Prado 1466 - Butantã, São Paulo - SP</text:p>
          </table:table-cell>
          <table:table-cell office:value-type="string" office:string-value="Museu de Arqueologia e Etnologia da Universidade de São Paulo ">
            <text:p>Museu de Arqueologia e Etnologia da Universidade de São Paulo </text:p>
          </table:table-cell>
          <table:table-cell office:value-type="string" office:string-value="(-23.5517666, -46.7312235)">
            <text:p>(-23.5517666, -46.7312235)</text:p>
          </table:table-cell>
          <table:table-cell office:value-type="float" office:value="9.95713629711748">
            <text:p>9.95713629711748</text:p>
          </table:table-cell>
        </table:table-row>
        <table:table-row>
          <table:table-cell office:value-type="string" office:string-value="Av. Orlando Marques de Paiva 87 São Paulo ">
            <text:p>Av. Orlando Marques de Paiva 87 São Paulo </text:p>
          </table:table-cell>
          <table:table-cell office:value-type="string" office:string-value="Museu de Anatomia Veterinária da Universidade de São Paulo ">
            <text:p>Museu de Anatomia Veterinária da Universidade de São Paulo </text:p>
          </table:table-cell>
          <table:table-cell office:value-type="string" office:string-value="(-23.569843749999997, -46.73947519639589)">
            <text:p>(-23.569843749999997, -46.73947519639589)</text:p>
          </table:table-cell>
          <table:table-cell office:value-type="float" office:value="11.301216503388028">
            <text:p>11.3012165033880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